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officeooo:rsid="001e143f" officeooo:paragraph-rsid="001e143f" style:font-size-asian="7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1pt" officeooo:rsid="001e143f" officeooo:paragraph-rsid="001e143f" style:font-size-asian="11pt" style:font-size-complex="11pt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3" style:family="paragraph" style:parent-style-name="Standard" style:list-style-name="L10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4" style:family="paragraph" style:parent-style-name="Standard" style:list-style-name="L11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5" style:family="paragraph" style:parent-style-name="Standard" style:list-style-name="L12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6" style:family="paragraph" style:parent-style-name="Standard" style:list-style-name="L13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7" style:family="paragraph" style:parent-style-name="Standard" style:list-style-name="L14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8" style:family="paragraph" style:parent-style-name="Standard" style:list-style-name="L15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19" style:family="paragraph" style:parent-style-name="Standard" style:list-style-name="L16">
      <style:paragraph-properties fo:text-align="start" style:justify-single-word="false"/>
      <style:text-properties fo:font-size="11pt" officeooo:rsid="001e34d3" officeooo:paragraph-rsid="001e34d3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6pt" officeooo:paragraph-rsid="001e143f" style:font-size-asian="16pt" style:font-size-complex="16pt"/>
    </style:style>
    <style:style style:name="P21" style:family="paragraph" style:parent-style-name="Header">
      <style:text-properties officeooo:rsid="001e4c9c" officeooo:paragraph-rsid="001e4c9c"/>
    </style:style>
    <style:style style:name="P2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T1" style:family="text">
      <style:text-properties officeooo:rsid="001e143f"/>
    </style:style>
    <style:style style:name="T2" style:family="text">
      <style:text-properties officeooo:rsid="001e307f"/>
    </style:style>
    <style:style style:name="T3" style:family="text">
      <style:text-properties officeooo:rsid="001e34d3"/>
    </style:style>
    <style:style style:name="T4" style:family="text">
      <style:text-properties fo:font-size="11pt" officeooo:rsid="001e143f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The 16 Core Teaching Tactics, Techniques and Tools</text:span></text:p>
      <text:p text:style-name="P1"/>
      <text:p text:style-name="P2">Although there are an unlimited number of teaching tactics, techniques and tools that a martial arts instructor could put into use, we will be focusing on sixteen of the most effective ones. <text:s/>The following sixteen tactics, techniques and tools work seamlessly together to form a solid base for every instructor that puts them to work.</text:p>
      <text:p text:style-name="P2"/>
      <text:p text:style-name="P2">#1 BE FRIENDLY ON PURPOSE</text:p>
      <text:list xml:id="list6534298718281417264" text:style-name="L1">
        <text:list-item>
          <text:p text:style-name="P3"><text:s/>Be the first to say “Hello”.</text:p>
        </text:list-item>
        <text:list-item>
          <text:p text:style-name="P3">Smile.</text:p>
        </text:list-item>
        <text:list-item>
          <text:p text:style-name="P3">Be sincerely interestedin them.</text:p>
        </text:list-item>
      </text:list>
      <text:p text:style-name="P2"/>
      <text:p text:style-name="P2">#2 USE TRANSFORMATIONAL COMMUNCITON SKILLS</text:p>
      <text:list xml:id="list3349724205042521445" text:style-name="L2">
        <text:list-item>
          <text:p text:style-name="P4">Tonality</text:p>
        </text:list-item>
        <text:list-item>
          <text:p text:style-name="P4">Physiology</text:p>
        </text:list-item>
        <text:list-item>
          <text:p text:style-name="P4">Phsiognomy</text:p>
        </text:list-item>
      </text:list>
      <text:p text:style-name="P2"/>
      <text:p text:style-name="P2">#3 HARNESS THE POWER OF FOCUS ANCHORS</text:p>
      <text:list xml:id="list4862195850628154537" text:style-name="L3">
        <text:list-item>
          <text:p text:style-name="P5">Keep the anchor strong</text:p>
        </text:list-item>
        <text:list-item>
          <text:p text:style-name="P5">Vary the anchor</text:p>
        </text:list-item>
        <text:list-item>
          <text:p text:style-name="P5">Use frequently</text:p>
        </text:list-item>
      </text:list>
      <text:p text:style-name="P2"/>
      <text:p text:style-name="P2">#4 ESTABLSIH THE HABIT OF PREFRAMING</text:p>
      <text:list xml:id="list8922042094980833443" text:style-name="L4">
        <text:list-item>
          <text:p text:style-name="P6">Positive pre-frame at beginning of class</text:p>
        </text:list-item>
        <text:list-item>
          <text:p text:style-name="P6">Postive pre-frame <text:s/>on everything taught</text:p>
        </text:list-item>
        <text:list-item>
          <text:p text:style-name="P6">At close of class, pre-frame next class</text:p>
        </text:list-item>
      </text:list>
      <text:p text:style-name="P2"/>
      <text:p text:style-name="P2">#5 HABITULAIZE THE 3 X 3 RULE</text:p>
      <text:list xml:id="list6908535028582939368" text:style-name="L5">
        <text:list-item>
          <text:p text:style-name="P7">Eye contact (3 times during class)</text:p>
        </text:list-item>
        <text:list-item>
          <text:p text:style-name="P7">Appropriate Bod Contact (3 times during class).</text:p>
        </text:list-item>
        <text:list-item>
          <text:p text:style-name="P7">Never pass up a chance to praise someone publicly.</text:p>
        </text:list-item>
      </text:list>
      <text:p text:style-name="P2"/>
      <text:p text:style-name="P2"/>
      <text:p text:style-name="P2">#6 PUBLICLY PRAISE, PRIVATELY REPRIMAND</text:p>
      <text:list xml:id="list568738881012178310" text:style-name="L6">
        <text:list-item>
          <text:p text:style-name="P8">Public reprimands are humliating, avoid at all costs.</text:p>
        </text:list-item>
        <text:list-item>
          <text:p text:style-name="P8">Public praise builds self esteem</text:p>
        </text:list-item>
        <text:list-item>
          <text:p text:style-name="P8">Never pass up a chance to prase someone publicly</text:p>
        </text:list-item>
      </text:list>
      <text:p text:style-name="P9"/>
      <text:p text:style-name="P2"/>
      <text:p text:style-name="P2">#7 UTLIZE THE THREE D'S</text:p>
      <text:list xml:id="list7560648578770487470" text:style-name="L7">
        <text:list-item>
          <text:p text:style-name="P10"><text:soft-page-break/>Demonstrate</text:p>
        </text:list-item>
        <text:list-item>
          <text:p text:style-name="P10">Detail</text:p>
        </text:list-item>
        <text:list-item>
          <text:p text:style-name="P10">Drill</text:p>
        </text:list-item>
      </text:list>
      <text:p text:style-name="P9"/>
      <text:p text:style-name="P2">#8 PRACTICE PRAISE – CORRECT <text:s/>– PRAISE</text:p>
      <text:list xml:id="list2584286908770013397" text:style-name="L8">
        <text:list-item>
          <text:p text:style-name="P11">Find something to praise.</text:p>
        </text:list-item>
        <text:list-item>
          <text:p text:style-name="P11">Make corections</text:p>
        </text:list-item>
        <text:list-item>
          <text:p text:style-name="P11">Praise the Corrections.</text:p>
        </text:list-item>
      </text:list>
      <text:p text:style-name="P9"/>
      <text:p text:style-name="P2">#9 STRIVE TO USE INFLUENCE INSTEAD OF AUTHORITY</text:p>
      <text:list xml:id="list4961407028403835565" text:style-name="L9">
        <text:list-item>
          <text:p text:style-name="P12">Authority motivates externally</text:p>
        </text:list-item>
        <text:list-item>
          <text:p text:style-name="P12">Influence motivages internally</text:p>
        </text:list-item>
        <text:list-item>
          <text:p text:style-name="P12">Always use influence first</text:p>
        </text:list-item>
      </text:list>
      <text:p text:style-name="P9"/>
      <text:p text:style-name="P2">#10 ALWAYS FOLL<text:span text:style-name="T2">OW</text:span> THE SSL RULE</text:p>
      <text:list xml:id="list3739780925090649656" text:style-name="L10">
        <text:list-item>
          <text:p text:style-name="P13">Keep your students Smiling</text:p>
        </text:list-item>
        <text:list-item>
          <text:p text:style-name="P13">Keep them Sweating</text:p>
        </text:list-item>
        <text:list-item>
          <text:p text:style-name="P13">Keep them Learning</text:p>
        </text:list-item>
      </text:list>
      <text:p text:style-name="P9"/>
      <text:p text:style-name="P2">#11 PRACTICE THE ART OF DISGUISING REPITTION</text:p>
      <text:list xml:id="list9162233583499630389" text:style-name="L11">
        <text:list-item>
          <text:p text:style-name="P14">Change attribute emphasis</text:p>
        </text:list-item>
        <text:list-item>
          <text:p text:style-name="P14">Change atmosphere (different partners, different direction, different instructor).</text:p>
        </text:list-item>
        <text:list-item>
          <text:p text:style-name="P14">Change area of focus throug non-stop instructor feedback (conduct concept).</text:p>
        </text:list-item>
      </text:list>
      <text:p text:style-name="P9"/>
      <text:p text:style-name="P2">#12 PRACTICE ZERO DOWNTIME</text:p>
      <text:list xml:id="list2717254377194159137" text:style-name="L12">
        <text:list-item>
          <text:p text:style-name="P15">Plan your class</text:p>
        </text:list-item>
        <text:list-item>
          <text:p text:style-name="P15">Be one step ahead of yoru class</text:p>
        </text:list-item>
        <text:list-item>
          <text:p text:style-name="P15">Have clear communication between team members</text:p>
        </text:list-item>
      </text:list>
      <text:p text:style-name="P2"/>
      <text:p text:style-name="P2">#13 WHEN WORIN<text:span text:style-name="T3">G</text:span> WTH CHALLENGING STRUDENTS, RISE TO IT.</text:p>
      <text:list xml:id="list3779788544808046688" text:style-name="L13">
        <text:list-item>
          <text:p text:style-name="P16">Build rapport</text:p>
        </text:list-item>
        <text:list-item>
          <text:p text:style-name="P16">Give them clear expectations and feedback</text:p>
        </text:list-item>
        <text:list-item>
          <text:p text:style-name="P16">Catch them doing something right</text:p>
        </text:list-item>
      </text:list>
      <text:p text:style-name="P9"/>
      <text:p text:style-name="P2">#14 MAKE EVERY HUDDLE DISCUSSIONS A MASTERPIECE.</text:p>
      <text:list xml:id="list3630754923723247302" text:style-name="L14">
        <text:list-item>
          <text:p text:style-name="P17">Be animated so you hold students interests</text:p>
        </text:list-item>
        <text:list-item>
          <text:p text:style-name="P17">Encourage participation</text:p>
        </text:list-item>
        <text:list-item>
          <text:p text:style-name="P17">Be brief and thorough – longer isn't better</text:p>
        </text:list-item>
      </text:list>
      <text:p text:style-name="P9"/>
      <text:p text:style-name="P2">#15 ALWAY<text:span text:style-name="T3">S</text:span> STRES<text:span text:style-name="T3">S</text:span> SAFETY FIRST.</text:p>
      <text:list xml:id="list8074177908939433090" text:style-name="L15">
        <text:list-item>
          <text:p text:style-name="P18">Mindfully pair aoff partners</text:p>
        </text:list-item>
        <text:list-item>
          <text:p text:style-name="P18">Maintain the mat and training equipment</text:p>
        </text:list-item>
        <text:list-item>
          <text:p text:style-name="P18">Teach age and skill appropriate material</text:p>
          <text:p text:style-name="P18"/>
        </text:list-item>
      </text:list>
      <text:p text:style-name="P2">#16 DON'T COMPROMISE THE INSTRUCTOR/STUDENT RELATIONSHIP.</text:p>
      <text:list xml:id="list1823826431338777191" text:style-name="L16">
        <text:list-item>
          <text:p text:style-name="P19">Be friendly, but not a friend.</text:p>
        </text:list-item>
        <text:list-item>
          <text:p text:style-name="P19">Be personable, but not personal</text:p>
        </text:list-item>
        <text:list-item>
          <text:p text:style-name="P19">NEVER use your influence on students for selfish gai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6.9252in" svg:height="2.1362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14T17:57:00.506444257</dc:date>
    <meta:editing-duration>PT41M46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2" meta:paragraph-count="68" meta:word-count="429" meta:character-count="2561" meta:non-whitespace-character-count="2239"/>
  </office:meta>
</office:document-meta>
</file>